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008080" draw:textarea-horizontal-align="justify" draw:textarea-vertical-align="middle" draw:auto-grow-height="false"/>
    </style:style>
    <style:style style:name="gr3" style:family="graphic" style:parent-style-name="standard">
      <style:graphic-properties svg:stroke-width="0.5cm" draw:marker-start-width="1.05cm" draw:marker-end-width="1.05cm" draw:fill-color="#ffffff" draw:textarea-horizontal-align="justify" draw:textarea-vertical-align="middle" draw:auto-grow-height="false" fo:padding-top="0.375cm" fo:padding-bottom="0.375cm" fo:padding-left="0.5cm" fo:padding-right="0.5cm"/>
    </style:style>
    <style:style style:name="gr4" style:family="graphic" style:parent-style-name="objectwithoutfill">
      <style:graphic-properties svg:stroke-width="0.75cm" draw:marker-start-width="1.13cm" draw:marker-end="Arrow" draw:marker-end-width="1.13cm" draw:fill="none" draw:textarea-horizontal-align="center" draw:textarea-vertical-align="middle" fo:padding-top="0.5cm" fo:padding-bottom="0.5cm" fo:padding-left="0.625cm" fo:padding-right="0.625cm"/>
    </style:style>
    <style:style style:name="gr5" style:family="graphic" style:parent-style-name="standard">
      <style:graphic-properties svg:stroke-width="0.2cm" draw:marker-start-width="0.6cm" draw:marker-end-width="0.6cm" draw:fill-color="#ff0000" draw:textarea-horizontal-align="justify" draw:textarea-vertical-align="middle" draw:auto-grow-height="false" fo:padding-top="0.225cm" fo:padding-bottom="0.225cm" fo:padding-left="0.35cm" fo:padding-right="0.35cm"/>
    </style:style>
    <style:style style:name="gr6" style:family="graphic" style:parent-style-name="standard">
      <style:graphic-properties svg:stroke-width="0.2cm" draw:marker-start-width="0.6cm" draw:marker-end-width="0.6cm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7" style:family="graphic" style:parent-style-name="standard">
      <style:graphic-properties svg:stroke-width="0.2cm" draw:marker-start-width="0.6cm" draw:marker-end-width="0.6cm" draw:fill-color="#008000" draw:textarea-horizontal-align="justify" draw:textarea-vertical-align="middle" draw:auto-grow-height="false" fo:padding-top="0.225cm" fo:padding-bottom="0.225cm" fo:padding-left="0.35cm" fo:padding-right="0.35cm"/>
    </style:style>
    <style:style style:name="gr8" style:family="graphic" style:parent-style-name="standard">
      <style:graphic-properties svg:stroke-width="0.2cm" draw:marker-start-width="0.6cm" draw:marker-end-width="0.6cm" draw:fill-color="#ffff00" draw:textarea-horizontal-align="justify" draw:textarea-vertical-align="middle" draw:auto-grow-height="false" fo:padding-top="0.225cm" fo:padding-bottom="0.225cm" fo:padding-left="0.35cm" fo:padding-right="0.3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5.32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 style:list-style-name="L2">
      <style:graphic-properties draw:auto-grow-height="true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2.18cm"/>
    </style:style>
    <style:style style:name="co1" style:family="table-column">
      <style:table-column-properties style:column-width="1.329cm" style:use-optimal-column-width="false"/>
    </style:style>
    <style:style style:name="co2" style:family="table-column">
      <style:table-column-properties style:column-width="3.921cm" style:use-optimal-column-width="false"/>
    </style:style>
    <style:style style:name="co3" style:family="table-column">
      <style:table-column-properties style:column-width="6.888cm" style:use-optimal-column-width="false"/>
    </style:style>
    <style:style style:name="co4" style:family="table-column">
      <style:table-column-properties style:column-width="13.001cm" style:use-optimal-column-width="false"/>
    </style:style>
    <style:style style:name="ro1" style:family="table-row">
      <style:table-row-properties style:row-height="1.452cm"/>
    </style:style>
    <style:style style:name="ro2" style:family="table-row">
      <style:table-row-properties style:row-height="1.761cm"/>
    </style:style>
    <style:style style:name="ro3" style:family="table-row">
      <style:table-row-properties style:row-height="1.936cm"/>
    </style:style>
    <style:style style:name="ro4" style:family="table-row">
      <style:table-row-properties style:row-height="1.838cm"/>
    </style:style>
    <style:style style:name="ro5" style:family="table-row">
      <style:table-row-properties style:row-height="1.449cm"/>
    </style:style>
    <style:style style:name="ce1" style:family="table-cell">
      <style:graphic-properties draw:fill-color="#ffffff" style:repeat="repeat"/>
      <style:paragraph-properties fo:border="0.03pt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style:graphic-properties draw:fill-color="#ffffff" style:repeat="repeat"/>
      <style:paragraph-properties fo:border="0.03pt solid #000000"/>
      <style:text-properties fo:font-size="18pt" style:font-size-asian="18pt" style:font-size-complex="18pt"/>
    </style:style>
    <style:style style:name="P1" style:family="paragraph">
      <style:paragraph-properties fo:text-align="start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family="Arial" style:font-family-generic="swiss" style:font-pitch="variable" fo:font-size="18pt" style:font-size-asian="18pt" style:font-size-complex="18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st Driven Development (TDD) with Windows PowerShell</text:p>
          </draw:text-box>
        </draw:frame>
        <draw:frame presentation:style-name="pr2" draw:layer="layout" svg:width="25.199cm" svg:height="15.326cm" svg:x="1.4cm" svg:y="4.674cm" presentation:class="subtitle" presentation:user-transformed="true">
          <draw:text-box>
            <text:p>For Windows Developers, Windows System Administrators and Windows DevOps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Lecturer: Rolf Hemmerling, </text:span><text:span text:style-name="T1"><text:a xlink:href="mailto:hemmerling@gmx.net" xlink:type="simple">hemmerling@gmx.net</text:a></text:span></text:p>
            <text:p text:style-name="P1"><text:span text:style-name="T1">Date: 2015-06-13</text:span></text:p>
            <text:p text:style-name="P1"><text:span text:style-name="T1"/></text:p>
            <text:p text:style-name="P1"><text:span text:style-name="T1">Slides: http://slideshare.com/hemmerling</text:span></text:p>
            <text:p text:style-name="P1"><text:span text:style-name="T1">License: Creative Commons - Attribution-ShareAlike 4.0 Generic </text:span><text:span text:style-name="T1"><text:a xlink:href="http://www.creativecommons.org/licenses/by-sa/4.0/" xlink:type="simple">http://www.creativecommons.org/licenses/by-sa/4.0/</text:a></text:span><text:span text:style-name="T1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est Driven Development (TDD) with Windows PowerShell</text:p>
          </draw:text-box>
        </draw:frame>
        <draw:frame presentation:style-name="pr5" draw:text-style-name="P2" draw:layer="layout" svg:width="25.199cm" svg:height="13.226cm" svg:x="1.4cm" svg:y="4.914cm" presentation:class="outline" presentation:user-transformed="true">
          <draw:text-box>
            <text:list text:style-name="L2">
              <text:list-item>
                <text:p><text:span text:style-name="T1">The Basics of TDD</text:span></text:p>
              </text:list-item>
              <text:list-item>
                <text:p><text:span text:style-name="T1">FizzBuzz: Hands-on TDD for Developers</text:span></text:p>
              </text:list-item>
              <text:list-item>
                <text:p><text:span text:style-name="T1">Testing Frameworks</text:span></text:p>
              </text:list-item>
              <text:list-item>
                <text:p><text:span text:style-name="T1">SQL Server Administration: Hands-on TDD for DevOps</text:span></text:p>
              </text:list-item>
              <text:list-item>
                <text:p><text:span text:style-name="T1">Coding Rules Checking</text:span></text:p>
              </text:list-item>
              <text:list-item>
                <text:p><text:span text:style-name="T1">Web Application Testing</text:span></text:p>
              </text:list-item>
              <text:list-item>
                <text:p><text:span text:style-name="T1">Practical Tips</text:span></text:p>
              </text:list-item>
              <text:list-item>
                <text:p><text:span text:style-name="T1">Resumee</text:span></text:p>
              </text:list-item>
              <text:list-item>
                <text:p><text:span text:style-name="T1">Resourc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2" draw:text-style-name="P3" draw:layer="layout" svg:width="2cm" svg:height="5cm" svg:x="25.2cm" svg:y="13.5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 text:style-name="P3"><text:s/>1 The Basics of TDD</text:p>
              </text:list-header>
            </text:list>
          </draw:text-box>
        </draw:frame>
        <draw:frame presentation:style-name="pr7" draw:layer="layout" svg:width="25.199cm" svg:height="13.629cm" svg:x="1.4cm" svg:y="4.914cm" presentation:class="outline" presentation:user-transformed="true">
          <draw:text-box>
            <text:list text:style-name="L3">
              <text:list-header>
                <text:p><text:s text:c="52"/>1 Write a Test</text:p>
                <text:p>4 Test successfull</text:p>
                <text:p/>
                <text:p/>
                <text:p/>
                <text:p/>
                <text:p>3 Write the Code <text:s text:c="48"/></text:p>
                <text:p><text:s text:c="54"/>2 Test fails</text:p>
              </text:list-header>
            </text:list>
          </draw:text-box>
        </draw:frame>
        <draw:custom-shape draw:style-name="gr3" draw:text-style-name="P3" draw:layer="layout" svg:width="8cm" svg:height="8.32cm" svg:x="13.282cm" svg:y="7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23.5cm" svg:y1="10cm" svg:x2="22cm" svg:y2="14.5cm">
          <text:p/>
        </draw:line>
        <draw:custom-shape draw:style-name="gr5" draw:text-style-name="P3" draw:layer="layout" svg:width="1.5cm" svg:height="1.5cm" svg:x="25.4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5cm" svg:height="1.5cm" svg:x="25.4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5cm" svg:height="1.5cm" svg:x="25.4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cm" svg:height="5cm" svg:x="7.5cm" svg:y="8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5cm" svg:height="1.5cm" svg:x="7.7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5cm" svg:height="1.5cm" svg:x="7.7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.5cm" svg:height="1.5cm" svg:x="7.7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cm" svg:height="5cm" svg:x="11.5cm" svg:y="14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5cm" svg:height="1.5cm" svg:x="11.7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5cm" svg:height="1.5cm" svg:x="11.7cm" svg:y="1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5cm" svg:height="1.5cm" svg:x="11.7cm" svg:y="1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 text:style-name="P3"><text:s/>2 FizzBuzz: Hands-on TDD for Developers</text:p>
              </text:list-header>
            </text:list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3">
              <text:list-header>
                <text:p>Demo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 text:style-name="P3">3 Testing Frameworks</text:p>
              </text:list-header>
            </text:list>
          </draw:text-box>
        </draw:frame>
        <draw:frame draw:style-name="standard" draw:layer="layout" svg:width="25.138cm" svg:height="13.333cm" svg:x="1.228cm" svg:y="3.66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2">#</text:span></text:p>
              </table:table-cell>
              <table:table-cell>
                <text:p><text:span text:style-name="T2">Type</text:span></text:p>
              </table:table-cell>
              <table:table-cell>
                <text:p><text:span text:style-name="T3">Tool name</text:span></text:p>
              </table:table-cell>
              <table:table-cell>
                <text:p><text:span text:style-name="T2">Comments</text:span></text:p>
              </table:table-cell>
            </table:table-row>
            <table:table-row table:style-name="ro1" table:default-cell-style-name="ce2">
              <table:table-cell>
                <text:p><text:span text:style-name="T4">1</text:span></text:p>
              </table:table-cell>
              <table:table-cell>
                <text:p><text:span text:style-name="T4">TDD</text:span></text:p>
              </table:table-cell>
              <table:table-cell>
                <text:p><text:span text:style-name="T4">Pester</text:span></text:p>
              </table:table-cell>
              <table:table-cell>
                <text:p><text:span text:style-name="T5">Module</text:span></text:p>
              </table:table-cell>
            </table:table-row>
            <table:table-row table:style-name="ro2" table:default-cell-style-name="ce2">
              <table:table-cell>
                <text:p><text:span text:style-name="T4">2</text:span></text:p>
              </table:table-cell>
              <table:table-cell>
                <text:p><text:span text:style-name="T4">TDD</text:span></text:p>
              </table:table-cell>
              <table:table-cell>
                <text:p><text:span text:style-name="T4">Jester</text:span></text:p>
              </table:table-cell>
              <table:table-cell>
                <text:p><text:span text:style-name="T4">Module,</text:span></text:p>
                <text:p><text:span text:style-name="T4">Similar to Pester, but different syntax :-(</text:span></text:p>
              </table:table-cell>
            </table:table-row>
            <table:table-row table:style-name="ro3" table:default-cell-style-name="ce2">
              <table:table-cell>
                <text:p><text:span text:style-name="T4">3</text:span></text:p>
              </table:table-cell>
              <table:table-cell>
                <text:p><text:span text:style-name="T4">TDD</text:span></text:p>
              </table:table-cell>
              <table:table-cell>
                <text:p><text:span text:style-name="T4">PSTest</text:span></text:p>
              </table:table-cell>
              <table:table-cell>
                <text:p><text:span text:style-name="T4">Module,</text:span></text:p>
                <text:p><text:span text:style-name="T4">makes use of the Nunit DLL</text:span></text:p>
              </table:table-cell>
            </table:table-row>
            <table:table-row table:style-name="ro4" table:default-cell-style-name="ce2">
              <table:table-cell>
                <text:p><text:span text:style-name="T4">4</text:span></text:p>
              </table:table-cell>
              <table:table-cell>
                <text:p><text:span text:style-name="T4">TDD</text:span></text:p>
              </table:table-cell>
              <table:table-cell>
                <text:p><text:span text:style-name="T4">PSUnit by Klaus Graefensteiner</text:span></text:p>
              </table:table-cell>
              <table:table-cell>
                <text:p><text:span text:style-name="T4">No module,</text:span></text:p>
                <text:p><text:span text:style-name="T4">Test runner “PSUnit.Run.ps1”</text:span></text:p>
              </table:table-cell>
            </table:table-row>
            <table:table-row table:style-name="ro2" table:default-cell-style-name="ce2">
              <table:table-cell>
                <text:p><text:span text:style-name="T4">5</text:span></text:p>
              </table:table-cell>
              <table:table-cell>
                <text:p><text:span text:style-name="T4">TDD</text:span></text:p>
              </table:table-cell>
              <table:table-cell>
                <text:p><text:span text:style-name="T4">PSUnit by lidingshan</text:span></text:p>
              </table:table-cell>
              <table:table-cell>
                <text:p><text:span text:style-name="T5">Module</text:span></text:p>
              </table:table-cell>
            </table:table-row>
            <table:table-row table:style-name="ro5" table:default-cell-style-name="ce2">
              <table:table-cell>
                <text:p><text:span text:style-name="T4">6</text:span></text:p>
              </table:table-cell>
              <table:table-cell>
                <text:p><text:span text:style-name="T4">Lint</text:span></text:p>
              </table:table-cell>
              <table:table-cell>
                <text:p>ScriptCop</text:p>
              </table:table-cell>
              <table:table-cell>
                <text:p><text:span text:style-name="T5">Module</text:span></text:p>
              </table:table-cell>
            </table:table-row>
            <table:table-row table:style-name="ro5" table:default-cell-style-name="ce2">
              <table:table-cell>
                <text:p><text:span text:style-name="T4">7</text:span></text:p>
              </table:table-cell>
              <table:table-cell>
                <text:p><text:span text:style-name="T4">Web Automation</text:span></text:p>
              </table:table-cell>
              <table:table-cell>
                <text:p>Test_Run by James McCaffrey</text:p>
              </table:table-cell>
              <table:table-cell>
                <text:p>Demo on Win8.1 with IIS, MSIE, P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1"><text:s/>4 SQL Server Administration: Hands-on TDD for DevOps</text:p>
              </text:list-header>
            </text:list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3">
              <text:list-header>
                <text:p text:style-name="P1">and System Administrators :-)</text:p>
                <text:p/>
                <text:p>Demo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 text:style-name="P1"><text:s/>5 Coding Rules Checking</text:p>
              </text:list-header>
            </text:list>
          </draw:text-box>
        </draw:frame>
        <draw:frame presentation:style-name="pr7" draw:layer="layout" svg:width="25.199cm" svg:height="14.293cm" svg:x="1.301cm" svg:y="5cm" presentation:class="outline" presentation:user-transformed="true">
          <draw:text-box>
            <text:list text:style-name="L3">
              <text:list-header>
                <text:p>With ScriptCop by Start-Automating </text:p>
                <text:p>Lint alike</text:p>
                <text:p><text:span text:style-name="T6">Get-Module -Name FizzBuzz | Test-Module</text:span></text:p>
                <text:p><text:span text:style-name="T6">Get-Command -Name Get-FizzBuzz | Test-Command</text:span></text:p>
                <text:p><text:span text:style-name="T6">Test-Command -ScriptBlock { function MyFunction{} } </text:span><text:span text:style-name="T3"><text:s/></text:span></text:p>
                <text:p>.. but you can't simply check unmodified PS1 files ?!</text:p>
                <text:p/>
                <text:p>Demo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 text:style-name="P1"><text:s/><text:span text:style-name="T7">6 Web Application Testing </text:span></text:p>
              </text:list-header>
            </text:list>
          </draw:text-box>
        </draw:frame>
        <draw:frame presentation:style-name="pr7" draw:layer="layout" svg:width="25.199cm" svg:height="12.18cm" svg:x="1.301cm" svg:y="4.82cm" presentation:class="outline" presentation:user-transformed="true">
          <draw:text-box>
            <text:list text:style-name="L3">
              <text:list-header>
                <text:p>by Microsoft Internet Explorer (MSIE) only</text:p>
                <text:p>with Test_Run by James McCaffrey</text:p>
                <text:p/>
                <text:p>as alternative to Selenium</text:p>
                <text:p/>
                <text:p>Demo on Win8.1 with IIS, MSIE, P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 text:style-name="P1"><text:s/>7 Practical Tips</text:p>
              </text:list-header>
            </text:list>
          </draw:text-box>
        </draw:frame>
        <draw:frame presentation:style-name="pr7" draw:layer="layout" svg:width="25.199cm" svg:height="15.613cm" svg:x="1.4cm" svg:y="4.914cm" presentation:class="outline" presentation:user-transformed="true">
          <draw:text-box>
            <text:list text:style-name="L3">
              <text:list-item>
                <text:p>Use community events for free TDD training </text:p>
                <text:list>
                  <text:list-item>
                    <text:p>Global Day of CodeRetreat</text:p>
                  </text:list-item>
                  <text:list-item>
                    <text:p>Softwerkskammer, Meetup groups, Java User Groups, .NET Developer Groups, IT conferences like Froscon, PyCamp....</text:p>
                  </text:list-item>
                  <text:list-item>
                    <text:p>Be open to change your programming language on such events ( Java, JS, Python, C#,.. )</text:p>
                  </text:list-item>
                </text:list>
              </text:list-item>
              <text:list-item>
                <text:p>Start at home </text:p>
              </text:list-item>
              <text:list-item>
                <text:p>Continue at office by a pilot project</text:p>
              </text:list-item>
              <text:list-item>
                <text:p>Teach and train yourself with collegues, at own ev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 text:style-name="P1"><text:s/>8 Resumee</text:p>
              </text:list-header>
            </text:list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The need</text:p>
              </text:list-item>
              <text:list-item>
                <text:p>The benefits</text:p>
              </text:list-item>
              <text:list-item>
                <text:p>The success</text:p>
              </text:list-item>
              <text:list-item>
                <text:p>The too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1"><text:s/>9 Resources</text:p>
              </text:list-header>
            </text:list>
          </draw:text-box>
        </draw:frame>
        <draw:frame presentation:style-name="pr7" draw:layer="layout" svg:width="25.199cm" svg:height="14.069cm" svg:x="1.4cm" svg:y="4.914cm" presentation:class="outline" presentation:user-transformed="true">
          <draw:text-box>
            <text:list text:style-name="L3">
              <text:list-item>
                <text:p><text:span text:style-name="T8">Links to all TDD and testing tools for PS:</text:span></text:p>
                <text:p><text:span text:style-name="T8"><text:a xlink:href="http://hemmerling.com/doku.php/en/wscripting03.html" xlink:type="simple">http://hemmerling.com/doku.php/en/wscripting03.html</text:a></text:span><text:span text:style-name="T8"> </text:span></text:p>
              </text:list-item>
              <text:list-item>
                <text:p><text:span text:style-name="T8">Links to all sorts of TDD exercises ( Coding Dojo, CodeRetreat,..) </text:span><text:span text:style-name="T8"><text:a xlink:href="http://hemmerling.com/doku.php/en/codingdojo.html" xlink:type="simple">http://hemmerling.com/doku.php/en/codingdojo.html</text:a></text:span><text:span text:style-name="T8"> </text:span></text:p>
              </text:list-item>
              <text:list-item>
                <text:p><text:span text:style-name="T8">GitHub resource with many TDD code examples </text:span><text:span text:style-name="T8"><text:a xlink:href="http://github.com/hemmerling/codingdojo" xlink:type="simple">http://github.com/hemmerling/codingdojo</text:a></text:span><text:span text:style-name="T8">, also for PS </text:span><text:span text:style-name="T8"><text:a xlink:href="https://github.com/hemmerling/codingdojo/tree/master/src/fizzbuzz" xlink:type="simple">https://github.com/hemmerling/codingdojo/tree/master/src/fizzbuzz</text:a></text:span><text:span text:style-name="T8"> </text:span></text:p>
              </text:list-item>
              <text:list-item>
                <text:p><text:span text:style-name="T8">TDD Hands-on community-events</text:span></text:p>
                <text:list>
                  <text:list-item>
                    <text:p><text:span text:style-name="T8"><text:a xlink:href="http://softwerkskammer.org/" xlink:type="simple">http://softwerkskammer.org</text:a></text:span><text:span text:style-name="T8"> </text:span></text:p>
                  </text:list-item>
                  <text:list-item>
                    <text:p><text:span text:style-name="T8"><text:a xlink:href="http://globalday.coderetreat.org/" xlink:type="simple">http://globalday.coderetreat.org/</text:a></text:span></text:p>
                  </text:list-item>
                  <text:list-item>
                    <text:p><text:span text:style-name="T8"><text:a xlink:href="http://meetup.com/javascript-coderetreat/" xlink:type="simple">http://meetup.com/javascript-coderetreat/</text:a></text:span><text:span text:style-name="T8"> </text:span></text:p>
                  </text:list-item>
                  <text:list-item>
                    <text:p><text:span text:style-name="T8"><text:a xlink:href="http://test-driven-development.meetup.com/" xlink:type="simple">http://test-driven-development.meetup.com/</text:a></text:span><text:span text:style-name="T8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39M29S</meta:editing-duration>
    <meta:editing-cycles>76</meta:editing-cycles>
    <meta:generator>LibreOffice/3.6$Windows_x86 LibreOffice_project/e183d5b-f8ccaf6-3804794-95b4be8-895629</meta:generator>
    <dc:date>2015-06-13T05:47:13.23</dc:date>
    <meta:document-statistic meta:object-count="79"/>
  </office:meta>
</office:document-meta>
</file>